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d1ade" officeooo:paragraph-rsid="002d1ad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Heading_20_1">
      <style:text-properties officeooo:rsid="0025c1a8" officeooo:paragraph-rsid="0028fcfc"/>
    </style:style>
    <style:style style:name="P6" style:family="paragraph" style:parent-style-name="Text_20_body" style:list-style-name="L2">
      <style:text-properties officeooo:rsid="003018d6" officeooo:paragraph-rsid="003018d6"/>
    </style:style>
    <style:style style:name="P7" style:family="paragraph" style:parent-style-name="Heading_20_1">
      <style:text-properties officeooo:rsid="0029c648" officeooo:paragraph-rsid="0029c648"/>
    </style:style>
    <style:style style:name="P8" style:family="paragraph" style:parent-style-name="Text_20_body">
      <style:text-properties officeooo:rsid="0029c648" officeooo:paragraph-rsid="0029c648"/>
    </style:style>
    <style:style style:name="P9" style:family="paragraph" style:parent-style-name="Text_20_body">
      <style:text-properties officeooo:rsid="0031897f" officeooo:paragraph-rsid="0031897f"/>
    </style:style>
    <style:style style:name="T1" style:family="text">
      <style:text-properties officeooo:rsid="002e299f"/>
    </style:style>
    <style:style style:name="T2" style:family="text">
      <style:text-properties officeooo:rsid="002a5886"/>
    </style:style>
    <style:style style:name="T3" style:family="text">
      <style:text-properties officeooo:rsid="0025c1a8"/>
    </style:style>
    <style:style style:name="T4" style:family="text">
      <style:text-properties officeooo:rsid="002f8de1"/>
    </style:style>
    <style:style style:name="T5" style:family="text">
      <style:text-properties officeooo:rsid="002fbeb5"/>
    </style:style>
    <style:style style:name="T6" style:family="text">
      <style:text-properties officeooo:rsid="0031897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Basics of Loa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2">A</text:span><text:span text:style-name="T3">nswer the </text:span>following <text:span text:style-name="T3">problems</text:span> from Section 6.<text:span text:style-name="T4">8</text:span> of the textbook: <text:span text:style-name="T4">10 – 14</text:span>.</text:p>
        <text:p text:style-name="Text_20_body">Answer the questions using Mobi OfficeSuite Sheets by following the directions in the Tech Check sections on page <text:span text:style-name="T5">634</text:span>. Answer each question in a new row of the spreadsheet.</text:p>
        <text:p text:style-name="Text_20_body">For reference, the text of the problems are duplicated below. </text:p>
        <text:p text:style-name="Text_20_body">In the following exercises, calculate the monthly payment for the loan.</text:p>
        <text:list text:style-name="L1">
          <text:list-item>
            <text:p text:style-name="P4">Principal = $8,600, annual interest rate = 6.75%, term is 5 years</text:p>
          </text:list-item>
          <text:list-item>
            <text:p text:style-name="P4">Principal = $19,400, annual interest rate = 2.25%, term is 6 years</text:p>
          </text:list-item>
          <text:list-item>
            <text:p text:style-name="P4">Principal = $11,870, annual interest rate = 3.59%, term is 3 years</text:p>
          </text:list-item>
          <text:list-item>
            <text:p text:style-name="P4">Principal = $41,900, annual interest rate = 8.99%, term is 15 years</text:p>
          </text:list-item>
          <text:list-item>
            <text:p text:style-name="P4">Principal = $26,150, annual interest rate = 11.1%, term is 7 years</text:p>
          </text:list-item>
        </text:list>
      </text:section>
      <text:section text:style-name="Sect2" text:name="Answer Section">
        <text:h text:style-name="P5" text:outline-level="1">Answer Key</text:h>
        <text:list text:style-name="L2">
          <text:list-item>
            <text:p text:style-name="P6">$169.28</text:p>
          </text:list-item>
          <text:list-item>
            <text:p text:style-name="P6">$288.29</text:p>
          </text:list-item>
          <text:list-item>
            <text:p text:style-name="P6">$348.29</text:p>
          </text:list-item>
          <text:list-item>
            <text:p text:style-name="P6">$424.73</text:p>
          </text:list-item>
          <text:list-item>
            <text:p text:style-name="P6">$449.13</text:p>
          </text:list-item>
        </text:list>
      </text:section>
      <text:section text:style-name="Sect1" text:name="Feedback Section">
        <text:h text:style-name="P7" text:outline-level="1">Student Feedback Templates</text:h>
        <text:p text:style-name="P8">#<text:span text:style-name="T6">10</text:span> should be <text:span text:style-name="T6">$169.28 (Formula: =-PMT(0.0675/12,5*12,8600))</text:span></text:p>
        <text:p text:style-name="P9">#11 should be $288.28 (Formula: =-PMT(0.0225/12,6*12,19400))</text:p>
        <text:p text:style-name="P9">#12 should be $348.29 (Formula: =-PMT(0.0359/12,3*12,11870))</text:p>
        <text:p text:style-name="P9">#13 should be $424.73 (Formula: =-PMT(0.0899/12,15*12,41900))</text:p>
        <text:p text:style-name="P9">#14 should be $449.13 (Formula: =-PMT(0.111/12,7*12,26150)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33:09.041000000</meta:creation-date>
    <meta:editing-duration>PT55M16S</meta:editing-duration>
    <meta:editing-cycles>8</meta:editing-cycles>
    <meta:generator>LibreOffice/24.8.2.1$Windows_x86 LibreOffice_project/0f794b6e29741098670a3b95d60478a65d05ef13</meta:generator>
    <dc:title>The Basics of Loans</dc:title>
    <dc:date>2024-11-14T23:28:28.138000000</dc:date>
    <meta:print-date>2024-11-15T11:41:36.832000000</meta:print-date>
    <meta:document-statistic meta:table-count="0" meta:image-count="0" meta:object-count="0" meta:page-count="1" meta:paragraph-count="25" meta:word-count="186" meta:character-count="1256" meta:non-whitespace-character-count="1103"/>
    <meta:template xlink:type="simple" xlink:actuate="onRequest" xlink:title="Homework Assignment" xlink:href="../../../../../../AppData/Roaming/LibreOffice/4/user/template/Homework%20Assignment.ott" meta:date="2024-11-14T22:33:08.866000000"/>
  </office:meta>
</office:document-meta>
</file>